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13cm"/>
    </style:style>
    <style:style style:name="co2" style:family="table-column">
      <style:table-column-properties fo:break-before="auto" style:column-width="2.79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445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 style:data-style-name="N50"/>
    <style:style style:name="ce2" style:family="table-cell" style:parent-style-name="Default">
      <style:table-cell-properties fo:wrap-option="wrap"/>
    </style:style>
    <style:style style:name="ce3" style:family="table-cell" style:parent-style-name="Default" style:data-style-name="N30"/>
    <style:style style:name="ce4" style:family="table-cell" style:parent-style-name="Default" style:data-style-name="N37"/>
  </office:automatic-styles>
  <office:body>
    <office:spreadsheet>
      <table:table table:name="timesheet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ce2"/>
        <table:table-column table:style-name="co3" table:number-columns-repeated="2" table:default-cell-style-name="Default"/>
        <table:table-row table:style-name="ro1">
          <table:table-cell office:value-type="string">
            <text:p>now</text:p>
          </table:table-cell>
          <table:table-cell office:value-type="string">
            <text:p>from</text:p>
          </table:table-cell>
          <table:table-cell office:value-type="string">
            <text:p>to</text:p>
          </table:table-cell>
          <table:table-cell office:value-type="string">
            <text:p>category</text:p>
          </table:table-cell>
          <table:table-cell office:value-type="string">
            <text:p>what</text:p>
          </table:table-cell>
          <table:table-cell office:value-type="string">
            <text:p>time</text:p>
          </table:table-cell>
          <table:table-cell office:value-type="string">
            <text:p>total</text:p>
          </table:table-cell>
        </table:table-row>
        <table:table-row table:style-name="ro1">
          <table:table-cell table:style-name="ce1"/>
          <table:table-cell office:value-type="date" office:date-value="2015-01-30T07:30:00">
            <text:p>30/01/15 07:30</text:p>
          </table:table-cell>
          <table:table-cell office:value-type="date" office:date-value="2015-01-30T07:40:00">
            <text:p>30/01/15 07:40</text:p>
          </table:table-cell>
          <table:table-cell office:value-type="string">
            <text:p>german</text:p>
          </table:table-cell>
          <table:table-cell office:value-type="string">
            <text:p>exercise1and2</text:p>
          </table:table-cell>
          <table:table-cell table:formula="of:=[.C2]-[.B2]" office:value-type="time" office:time-value="PT00H10M00S">
            <text:p>00:10:00</text:p>
          </table:table-cell>
          <table:table-cell/>
        </table:table-row>
        <table:table-row table:style-name="ro1">
          <table:table-cell table:style-name="ce1"/>
          <table:table-cell office:value-type="date" office:date-value="2015-02-02T11:10:00">
            <text:p>02/02/15 11:10</text:p>
          </table:table-cell>
          <table:table-cell office:value-type="date" office:date-value="2015-02-02T14:10:00">
            <text:p>02/02/15 14:10</text:p>
          </table:table-cell>
          <table:table-cell office:value-type="string">
            <text:p>maths</text:p>
          </table:table-cell>
          <table:table-cell office:value-type="string">
            <text:p>1 mastered skills ka</text:p>
          </table:table-cell>
          <table:table-cell table:formula="of:=[.C3]-[.B3]" office:value-type="time" office:time-value="PT03H00M00S">
            <text:p>03:00:00</text:p>
          </table:table-cell>
          <table:table-cell/>
        </table:table-row>
        <table:table-row table:style-name="ro1">
          <table:table-cell table:formula="of:=NOW()" office:value-type="date" office:date-value="2015-02-12T08:39:53.52">
            <text:p>12/02/15 08:39</text:p>
          </table:table-cell>
          <table:table-cell office:value-type="date" office:date-value="2015-02-03T12:10:00">
            <text:p>03/02/15 12:10</text:p>
          </table:table-cell>
          <table:table-cell office:value-type="date" office:date-value="2015-02-03T12:15:00">
            <text:p>03/02/15 12:15</text:p>
          </table:table-cell>
          <table:table-cell office:value-type="string">
            <text:p>history</text:p>
          </table:table-cell>
          <table:table-cell office:value-type="string">
            <text:p>3 pages and pangea</text:p>
          </table:table-cell>
          <table:table-cell table:formula="of:=[.C4]-[.B4]" office:value-type="time" office:time-value="PT00H05M00S">
            <text:p>00:05:00</text:p>
          </table:table-cell>
          <table:table-cell/>
        </table:table-row>
        <table:table-row table:style-name="ro1">
          <table:table-cell/>
          <table:table-cell office:value-type="date" office:date-value="2015-02-03T14:10:00">
            <text:p>03/02/15 14:10</text:p>
          </table:table-cell>
          <table:table-cell office:value-type="date" office:date-value="2015-02-03T15:00:00">
            <text:p>03/02/15 15:00</text:p>
          </table:table-cell>
          <table:table-cell office:value-type="string">
            <text:p>german</text:p>
          </table:table-cell>
          <table:table-cell office:value-type="string">
            <text:p>duo 35xp</text:p>
          </table:table-cell>
          <table:table-cell table:formula="of:=[.C5]-[.B5]" office:value-type="time" office:time-value="PT00H50M00S">
            <text:p>00:50:00</text:p>
          </table:table-cell>
          <table:table-cell/>
        </table:table-row>
        <table:table-row table:style-name="ro1">
          <table:table-cell/>
          <table:table-cell office:value-type="date" office:date-value="2015-02-03T15:10:00">
            <text:p>03/02/15 15:10</text:p>
          </table:table-cell>
          <table:table-cell office:value-type="date" office:date-value="2015-02-03T16:10:00">
            <text:p>03/02/15 16:10</text:p>
          </table:table-cell>
          <table:table-cell office:value-type="string">
            <text:p>maths</text:p>
          </table:table-cell>
          <table:table-cell office:value-type="string">
            <text:p>3 mastered skills ka</text:p>
          </table:table-cell>
          <table:table-cell table:formula="of:=[.C6]-[.B6]" office:value-type="time" office:time-value="PT01H00M00S">
            <text:p>01:00:00</text:p>
          </table:table-cell>
          <table:table-cell/>
        </table:table-row>
        <table:table-row table:style-name="ro1">
          <table:table-cell/>
          <table:table-cell office:value-type="date" office:date-value="2015-02-04T09:00:00">
            <text:p>04/02/15 09:00</text:p>
          </table:table-cell>
          <table:table-cell office:value-type="date" office:date-value="2015-02-04T12:00:00">
            <text:p>04/02/15 12:00</text:p>
          </table:table-cell>
          <table:table-cell office:value-type="string">
            <text:p>maths</text:p>
          </table:table-cell>
          <table:table-cell office:value-type="string">
            <text:p>Ka 2 mastered skills</text:p>
          </table:table-cell>
          <table:table-cell table:formula="of:=[.C7]-[.B7]" office:value-type="time" office:time-value="PT03H00M00S">
            <text:p>03:00:00</text:p>
          </table:table-cell>
          <table:table-cell/>
        </table:table-row>
        <table:table-row table:style-name="ro1">
          <table:table-cell/>
          <table:table-cell office:value-type="date" office:date-value="2015-02-04T12:00:00">
            <text:p>04/02/15 12:00</text:p>
          </table:table-cell>
          <table:table-cell office:value-type="date" office:date-value="2015-02-04T12:30:00">
            <text:p>04/02/15 12:30</text:p>
          </table:table-cell>
          <table:table-cell office:value-type="string">
            <text:p>german</text:p>
          </table:table-cell>
          <table:table-cell office:value-type="string">
            <text:p>10 xp duo</text:p>
          </table:table-cell>
          <table:table-cell table:formula="of:=[.C8]-[.B8]" office:value-type="time" office:time-value="PT00H30M00S">
            <text:p>00:30:00</text:p>
          </table:table-cell>
          <table:table-cell/>
        </table:table-row>
        <table:table-row table:style-name="ro2">
          <table:table-cell/>
          <table:table-cell office:value-type="date" office:date-value="2015-02-04T12:30:00">
            <text:p>04/02/15 12:30</text:p>
          </table:table-cell>
          <table:table-cell office:value-type="string">
            <text:p>04/02/2015 14:00:</text:p>
          </table:table-cell>
          <table:table-cell office:value-type="string">
            <text:p>history</text:p>
          </table:table-cell>
          <table:table-cell/>
          <table:table-cell table:formula="of:=[.C9]-[.B9]" office:value-type="time" office:time-value="PT00H00M00S">
            <text:p>#VALUE!</text:p>
          </table:table-cell>
          <table:table-cell/>
        </table:table-row>
        <table:table-row table:style-name="ro1">
          <table:table-cell/>
          <table:table-cell office:value-type="date" office:date-value="2015-02-05T02:00:00">
            <text:p>05/02/15 02:00</text:p>
          </table:table-cell>
          <table:table-cell office:value-type="date" office:date-value="2015-02-05T03:00:00">
            <text:p>05/02/15 03:00</text:p>
          </table:table-cell>
          <table:table-cell office:value-type="string">
            <text:p>german</text:p>
          </table:table-cell>
          <table:table-cell office:value-type="string">
            <text:p>duo 65xp</text:p>
          </table:table-cell>
          <table:table-cell table:formula="of:=[.C10]-[.B10]" office:value-type="time" office:time-value="PT01H00M00S">
            <text:p>01:00:00</text:p>
          </table:table-cell>
          <table:table-cell/>
        </table:table-row>
        <table:table-row table:style-name="ro1">
          <table:table-cell/>
          <table:table-cell office:value-type="date" office:date-value="2015-02-05T10:30:00">
            <text:p>05/02/15 10:30</text:p>
          </table:table-cell>
          <table:table-cell office:value-type="date" office:date-value="2015-02-05T14:00:00">
            <text:p>05/02/15 14:00</text:p>
          </table:table-cell>
          <table:table-cell office:value-type="string">
            <text:p>maths</text:p>
          </table:table-cell>
          <table:table-cell office:value-type="string">
            <text:p>Ka 11 mastred skills</text:p>
          </table:table-cell>
          <table:table-cell table:formula="of:=[.C11]-[.B11]" office:value-type="time" office:time-value="PT03H30M00S">
            <text:p>03:30:00</text:p>
          </table:table-cell>
          <table:table-cell/>
        </table:table-row>
        <table:table-row table:style-name="ro1">
          <table:table-cell/>
          <table:table-cell office:value-type="date" office:date-value="2015-02-09T10:00:00">
            <text:p>09/02/15 10:00</text:p>
          </table:table-cell>
          <table:table-cell office:value-type="date" office:date-value="2015-02-09T12:00:00">
            <text:p>09/02/15 12:00</text:p>
          </table:table-cell>
          <table:table-cell office:value-type="string">
            <text:p>maths</text:p>
          </table:table-cell>
          <table:table-cell office:value-type="string">
            <text:p>Ka 4 level 2s and 1 practiced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5-02-09T12:00:00">
            <text:p>09/02/15 12:00</text:p>
          </table:table-cell>
          <table:table-cell office:value-type="date" office:date-value="2015-02-09T12:30:00">
            <text:p>09/02/15 12:30</text:p>
          </table:table-cell>
          <table:table-cell office:value-type="string">
            <text:p>german</text:p>
          </table:table-cell>
          <table:table-cell office:value-type="string">
            <text:p>20 xp duo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5-02-09T12:30:00">
            <text:p>09/02/15 12:30</text:p>
          </table:table-cell>
          <table:table-cell office:value-type="date" office:date-value="2015-02-09T01:00:00">
            <text:p>09/02/15 01:00</text:p>
          </table:table-cell>
          <table:table-cell office:value-type="string">
            <text:p>history</text:p>
          </table:table-cell>
          <table:table-cell office:value-type="string">
            <text:p>timeline</text:p>
          </table:table-cell>
          <table:table-cell table:number-columns-repeated="2"/>
        </table:table-row>
        <table:table-row table:style-name="ro1">
          <table:table-cell table:formula="of:=NOW()" office:value-type="date" office:date-value="2015-02-12T08:39:53.52">
            <text:p>12/02/15 08:39</text:p>
          </table:table-cell>
          <table:table-cell office:value-type="date" office:date-value="2015-02-10T13:39:10.77">
            <text:p>10/02/15 13:39</text:p>
          </table:table-cell>
          <table:table-cell office:value-type="date" office:date-value="2015-02-10T15:00:56.04">
            <text:p>10/02/15 15:00</text:p>
          </table:table-cell>
          <table:table-cell office:value-type="string">
            <text:p>maths</text:p>
          </table:table-cell>
          <table:table-cell office:value-type="string">
            <text:p>Ka <text:s/>2 mastered skills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5-02-10T15:31:00">
            <text:p>10/02/15 15:31</text:p>
          </table:table-cell>
          <table:table-cell office:value-type="date" office:date-value="2015-02-10T15:36:00">
            <text:p>10/02/15 15:36</text:p>
          </table:table-cell>
          <table:table-cell office:value-type="string">
            <text:p>german</text:p>
          </table:table-cell>
          <table:table-cell office:value-type="string">
            <text:p>10 xp duo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5-02-11T12:34:00">
            <text:p>11/02/15 12:34</text:p>
          </table:table-cell>
          <table:table-cell office:value-type="date" office:date-value="2015-02-11T13:00:00">
            <text:p>11/02/15 13:00</text:p>
          </table:table-cell>
          <table:table-cell office:value-type="string">
            <text:p>maths</text:p>
          </table:table-cell>
          <table:table-cell office:value-type="string">
            <text:p>Ka <text:s/>1 mastered 2 level 2s</text:p>
          </table:table-cell>
          <table:table-cell table:number-columns-repeated="2"/>
        </table:table-row>
        <table:table-row table:style-name="ro1" table:number-rows-repeated="104855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daily" table:style-name="ta1">
        <table:table-column table:style-name="co3" table:default-cell-style-name="ce3"/>
        <table:table-column table:style-name="co3" table:number-columns-repeated="5" table:default-cell-style-name="Default"/>
        <table:table-row table:style-name="ro2">
          <table:table-cell office:value-type="string">
            <text:p>timeline</text:p>
          </table:table-cell>
          <table:table-cell table:number-columns-repeated="5"/>
        </table:table-row>
        <table:table-row table:style-name="ro2">
          <table:table-cell office:value-type="string">
            <text:p>until</text:p>
          </table:table-cell>
          <table:table-cell office:value-type="string">
            <text:p>category</text:p>
          </table:table-cell>
          <table:table-cell office:value-type="string">
            <text:p>what</text:p>
          </table:table-cell>
          <table:table-cell table:number-columns-repeated="2"/>
          <table:table-cell table:style-name="ce4" table:formula="of:=TODAY()" office:value-type="date" office:date-value="2015-02-12">
            <text:p>12/02/15</text:p>
          </table:table-cell>
        </table:table-row>
        <table:table-row table:style-name="ro2">
          <table:table-cell office:value-type="string">
            <text:p>daily</text:p>
          </table:table-cell>
          <table:table-cell office:value-type="string">
            <text:p>german</text:p>
          </table:table-cell>
          <table:table-cell office:value-type="string">
            <text:p>2 * exercise</text:p>
          </table:table-cell>
          <table:table-cell table:number-columns-repeated="3"/>
        </table:table-row>
        <table:table-row table:style-name="ro2">
          <table:table-cell office:value-type="string">
            <text:p>daily</text:p>
          </table:table-cell>
          <table:table-cell office:value-type="string">
            <text:p>PE</text:p>
          </table:table-cell>
          <table:table-cell office:value-type="string">
            <text:p>hike to Cannon point</text:p>
          </table:table-cell>
          <table:table-cell table:number-columns-repeated="3"/>
        </table:table-row>
        <table:table-row table:style-name="ro2">
          <table:table-cell office:value-type="string">
            <text:p>daily</text:p>
          </table:table-cell>
          <table:table-cell office:value-type="string">
            <text:p>history/english</text:p>
          </table:table-cell>
          <table:table-cell office:value-type="string">
            <text:p>1 chapter</text:p>
          </table:table-cell>
          <table:table-cell table:number-columns-repeated="3"/>
        </table:table-row>
        <table:table-row table:style-name="ro2">
          <table:table-cell office:value-type="string">
            <text:p>daily</text:p>
          </table:table-cell>
          <table:table-cell office:value-type="string">
            <text:p>maths</text:p>
          </table:table-cell>
          <table:table-cell office:value-type="string">
            <text:p>3 pages in math book</text:p>
          </table:table-cell>
          <table:table-cell table:number-columns-repeated="3"/>
        </table:table-row>
        <table:table-row table:style-name="ro2">
          <table:table-cell office:value-type="string">
            <text:p>weekly</text:p>
          </table:table-cell>
          <table:table-cell office:value-type="string">
            <text:p>home economics</text:p>
          </table:table-cell>
          <table:table-cell office:value-type="string">
            <text:p>Cook 1 meal</text:p>
          </table:table-cell>
          <table:table-cell table:number-columns-repeated="3"/>
        </table:table-row>
        <table:table-row table:style-name="ro2" table:number-rows-repeated="1048568">
          <table:table-cell table:number-columns-repeated="6"/>
        </table:table-row>
        <table:table-row table:style-name="ro2">
          <table:table-cell table:number-columns-repeated="6"/>
        </table:table-row>
      </table:table>
      <table:database-ranges>
        <table:database-range table:target-range-address="timesheet.B1:timesheet.F1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2">12/02/2015</text:date>, <text:time>08:39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8T11:10:26.380036177</meta:creation-date>
    <dc:date>2015-02-12T08:39:53.71</dc:date>
    <meta:editing-duration>PT15H43M58S</meta:editing-duration>
    <meta:editing-cycles>147</meta:editing-cycles>
    <meta:generator>OpenOffice/4.1.1$Win32 OpenOffice.org_project/411m6$Build-9775</meta:generator>
    <dc:creator>Dan Keel</dc:creator>
    <meta:document-statistic meta:table-count="2" meta:cell-count="102" meta:object-count="0"/>
  </office:meta>
</office:document-meta>
</file>